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radley Hand ITC" svg:font-family="'Bradley Hand ITC'" style:font-family-generic="script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subtitle">
      <style:graphic-properties draw:fill-color="#ffffff" fo:min-height="9.13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Two_20_columns-outline1">
      <style:graphic-properties fo:min-height="4.357cm" loext:decorative="false"/>
      <style:paragraph-properties style:writing-mode="lr-tb"/>
    </style:style>
    <style:style style:name="pr11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Two_20_columns-outline1">
      <style:graphic-properties fo:min-height="9.135cm" loext:decorative="false"/>
      <style:paragraph-properties style:writing-mode="lr-tb"/>
    </style:style>
    <style:style style:name="pr13" style:family="presentation" style:parent-style-name="Two_20_columns-title">
      <style:graphic-properties draw:textarea-horizontal-align="justify" draw:textarea-vertical-align="middle" draw:auto-grow-height="true" draw:auto-grow-width="false" fo:min-height="1.8cm" fo:min-width="26.5cm" loext:decorative="false"/>
      <style:paragraph-properties style:writing-mode="lr-tb"/>
    </style:style>
    <style:style style:name="P1" style:family="paragraph">
      <style:text-properties fo:language="es" fo:country="ES"/>
    </style:style>
    <style:style style:name="P2" style:family="paragraph">
      <style:text-properties style:font-name="Bradley Hand ITC" fo:language="es" fo:country="ES"/>
    </style:style>
    <style:style style:name="P3" style:family="paragraph">
      <loext:graphic-properties draw:fill-color="#ffffff"/>
      <style:text-properties fo:language="es" fo:country="ES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5cm" svg:height="1.829cm" svg:x="0.4cm" svg:y="10.8cm" presentation:class="title" presentation:user-transformed="true">
          <draw:text-box>
            <text:p text:style-name="P1">Opsec&amp;infose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Objetivos de la opsec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Datos</text:p>
                <text:list>
                  <text:list-item>
                    <text:p text:style-name="P1">Encriptación</text:p>
                  </text:list-item>
                  <text:list-item>
                    <text:p text:style-name="P1">Hash (sha, md5, &amp;c)</text:p>
                  </text:list-item>
                  <text:list-item>
                    <text:p text:style-name="P1">Copias de seguridad ( 3 2 1)</text:p>
                  </text:list-item>
                </text:list>
              </text:list-item>
              <text:list-item>
                <text:p text:style-name="P1">Estabilidad</text:p>
                <text:list>
                  <text:list-item>
                    <text:p text:style-name="P1">Redunda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1T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1">Peligros</text:p>
          </draw:text-box>
        </draw:frame>
        <draw:frame presentation:style-name="pr7" draw:text-style-name="P3" draw:layer="layout" svg:width="25.2cm" svg:height="9.134cm" svg:x="1.4cm" svg:y="3.685cm" presentation:class="subtitle">
          <draw:text-box>
            <text:p text:style-name="P1">Nosotros mismos (git)</text:p>
            <text:p text:style-name="P1">Accidentes y averías (redundancia)</text:p>
            <text:p text:style-name="P1">Hackers y malwar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18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Seguridad</text:p>
          </draw:text-box>
        </draw:frame>
        <draw:frame presentation:style-name="pr10" draw:layer="layout" svg:width="12.297cm" svg:height="2.03cm" svg:x="1.4cm" svg:y="3.685cm" presentation:class="outline" presentation:user-transformed="true">
          <draw:text-box>
            <text:list text:style-name="L3">
              <text:list-header>
                <text:p>Pasiva</text:p>
              </text:list-header>
            </text:list>
          </draw:text-box>
        </draw:frame>
        <draw:frame presentation:style-name="pr10" draw:layer="layout" svg:width="12.297cm" svg:height="2.03cm" svg:x="14.313cm" svg:y="3.685cm" presentation:class="outline" presentation:user-transformed="true">
          <draw:text-box>
            <text:list text:style-name="L3">
              <text:list-header>
                <text:p>Activa</text:p>
              </text:list-header>
            </text:list>
          </draw:text-box>
        </draw:frame>
        <draw:frame presentation:style-name="pr10" draw:layer="layout" svg:width="12.297cm" svg:height="6.985cm" svg:x="1.4cm" svg:y="6.35cm" presentation:class="outline" presentation:user-transformed="true">
          <draw:text-box>
            <text:list text:style-name="L3">
              <text:list-item>
                <text:p>Copias de seguridad</text:p>
              </text:list-item>
              <text:list-item>
                <text:p>Control de versiones</text:p>
              </text:list-item>
              <text:list-item>
                <text:p>Actualizar programas</text:p>
              </text:list-item>
              <text:list-item>
                <text:p>Redundancia</text:p>
              </text:list-item>
            </text:list>
          </draw:text-box>
        </draw:frame>
        <draw:frame presentation:style-name="pr10" draw:layer="layout" svg:width="13.335cm" svg:height="7.62cm" svg:x="13.97cm" svg:y="6.35cm" presentation:class="outline" presentation:user-transformed="true">
          <draw:text-box>
            <text:list text:style-name="L3">
              <text:list-item>
                <text:p>Control de acceso</text:p>
              </text:list-item>
              <text:list-item>
                <text:p text:style-name="P4">Encriptación y hashing</text:p>
              </text:list-item>
              <text:list-item>
                <text:p text:style-name="P4">Tolerancias</text:p>
              </text:list-item>
              <text:list-item>
                <text:p text:style-name="P4">Programas de segurid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4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alware</text:p>
          </draw:text-box>
        </draw:frame>
        <draw:frame presentation:style-name="pr10" draw:layer="layout" svg:width="8.114cm" svg:height="4.356cm" svg:x="1.4cm" svg:y="3.685cm" presentation:class="outline">
          <draw:text-box>
            <text:list text:style-name="L3">
              <text:list-item>
                <text:p>Redirección de terminal</text:p>
              </text:list-item>
            </text:list>
          </draw:text-box>
        </draw:frame>
        <draw:frame presentation:style-name="pr10" draw:layer="layout" svg:width="8.114cm" svg:height="4.356cm" svg:x="9.921cm" svg:y="3.685cm" presentation:class="outline" presentation:user-transformed="true">
          <draw:text-box>
            <text:list text:style-name="L3">
              <text:list-item>
                <text:p>Virus</text:p>
              </text:list-item>
            </text:list>
          </draw:text-box>
        </draw:frame>
        <draw:frame presentation:style-name="pr10" draw:layer="layout" svg:width="8.114cm" svg:height="4.356cm" svg:x="18.442cm" svg:y="3.685cm" presentation:class="outline" presentation:user-transformed="true">
          <draw:text-box>
            <text:list text:style-name="L3">
              <text:list-item>
                <text:p>Troyanos y RAT</text:p>
              </text:list-item>
            </text:list>
          </draw:text-box>
        </draw:frame>
        <draw:frame presentation:style-name="pr10" draw:layer="layout" svg:width="8.114cm" svg:height="4.356cm" svg:x="1.4cm" svg:y="8.456cm" presentation:class="outline">
          <draw:text-box>
            <text:list text:style-name="L3">
              <text:list-item>
                <text:p>Spyware</text:p>
              </text:list-item>
            </text:list>
          </draw:text-box>
        </draw:frame>
        <draw:frame presentation:style-name="pr10" draw:layer="layout" svg:width="8.114cm" svg:height="4.356cm" svg:x="9.921cm" svg:y="8.456cm" presentation:class="outline">
          <draw:text-box>
            <text:list text:style-name="L3">
              <text:list-item>
                <text:p>Rootkit</text:p>
              </text:list-item>
            </text:list>
          </draw:text-box>
        </draw:frame>
        <draw:frame presentation:style-name="pr10" draw:layer="layout" svg:width="8.114cm" svg:height="4.356cm" svg:x="18.442cm" svg:y="8.456cm" presentation:class="outline">
          <draw:text-box>
            <text:list text:style-name="L3">
              <text:list-item>
                <text:p>Phis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5T12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Software anti-malware</text:p>
          </draw:text-box>
        </draw:frame>
        <draw:frame presentation:style-name="pr12" draw:layer="layout" svg:width="12.297cm" svg:height="9.134cm" svg:x="1.4cm" svg:y="3.685cm" presentation:class="outline">
          <draw:text-box>
            <text:list text:style-name="L3">
              <text:list-item>
                <text:p>Antivirus</text:p>
                <text:list>
                  <text:list-item>
                    <text:p>Vector de ataque</text:p>
                  </text:list-item>
                  <text:list-item>
                    <text:p>Muy altos privilegios</text:p>
                  </text:list-item>
                </text:list>
              </text:list-item>
              <text:list-item>
                <text:p>Cortafuegos</text:p>
              </text:list-item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3">
              <text:list-item>
                <text:p>Enumerando maldades</text:p>
              </text:list-item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3">
              <text:list-item>
                <text:p>Sysadmin 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13" draw:layer="layout" svg:width="26.5cm" svg:height="1.8cm" svg:x="0.4cm" svg:y="0.2cm" presentation:class="title">
          <draw:text-box>
            <text:p>Vectores de ataque</text:p>
          </draw:text-box>
        </draw:frame>
        <draw:frame presentation:style-name="pr12" draw:layer="layout" svg:width="25.2cm" svg:height="9.134cm" svg:x="1.4cm" svg:y="3.685cm" presentation:class="outline">
          <draw:text-box>
            <text:list text:style-name="L3">
              <text:list-item>
                <text:p>Antivirus</text:p>
              </text:list-item>
              <text:list-item>
                <text:p>Paginas web</text:p>
              </text:list-item>
              <text:list-item>
                <text:p>Apps vulnerables → escalado de privilegios</text:p>
              </text:list-item>
              <text:list-item>
                <text:p>Dispositivos ya comprometidos → keyloging</text:p>
              </text:list-item>
              <text:list-item>
                <text:p>Phis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cálogo informático</text:p>
          </draw:text-box>
        </draw:frame>
        <draw:frame presentation:style-name="pr12" draw:layer="layout" svg:width="25.2cm" svg:height="9.134cm" svg:x="1.4cm" svg:y="3.685cm" presentation:class="outline">
          <draw:text-box>
            <text:list text:style-name="L3">
              <text:list-item>
                <text:p>1. No usar el ordenador para hacer daño a otras personas.</text:p>
              </text:list-item>
              <text:list-item>
                <text:p>2. No interferir (o intervenir) el trabajo informático de otro.</text:p>
              </text:list-item>
              <text:list-item>
                <text:p>3. No husmear en los ficheros informáticos de otro.</text:p>
              </text:list-item>
              <text:list-item>
                <text:p>4. No usar un ordenador para robar.</text:p>
              </text:list-item>
              <text:list-item>
                <text:p>5. No usar el ordenador para levantar falso testimonio.</text:p>
              </text:list-item>
              <text:list-item>
                <text:p>6. No copiar ni usar como propietario software por el que no se pagó licencia.</text:p>
              </text:list-item>
              <text:list-item>
                <text:p>7. No emplear los recursos informáticos de terceros sin autorización o compensación.</text:p>
              </text:list-item>
              <text:list-item>
                <text:p>8. No adueñarse del trabajo intelectual de otro.</text:p>
              </text:list-item>
              <text:list-item>
                <text:p>9. Evaluar las consecuencias sociales del programa informático o el sistema que está</text:p>
              </text:list-item>
              <text:list-item>
                <text:p>diseñando.</text:p>
              </text:list-item>
              <text:list-item>
                <text:p>10. Emplear la informática asegurando el respeto y la dignidad del ser huma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écnicas para buena infosec</text:p>
          </draw:text-box>
        </draw:frame>
        <draw:frame presentation:style-name="pr12" draw:layer="layout" svg:width="25.2cm" svg:height="9.134cm" svg:x="1.4cm" svg:y="3.685cm" presentation:class="outline" presentation:user-transformed="true">
          <draw:text-box>
            <text:list text:style-name="L3">
              <text:list-item>
                <text:p>Contraseña</text:p>
              </text:list-item>
              <text:list-item>
                <text:p>Cerrar sesiones → cookie hijacking</text:p>
              </text:list-item>
              <text:list-item>
                <text:p>Apodo y alias</text:p>
              </text:list-item>
              <text:list-item>
                <text:p>Minimalismo</text:p>
              </text:list-item>
              <text:list-item>
                <text:p>Relac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dentidad digital</text:p>
          </draw:text-box>
        </draw:frame>
        <draw:frame presentation:style-name="pr12" draw:layer="layout" svg:width="25.2cm" svg:height="9.134cm" svg:x="1.4cm" svg:y="3.685cm" presentation:class="outline">
          <draw:text-box>
            <text:list text:style-name="L3">
              <text:list-item>
                <text:p>Certificados digitales</text:p>
              </text:list-item>
              <text:list-item>
                <text:p>Firmas digitales</text:p>
              </text:list-item>
              <text:list-item>
                <text:p>KYC</text:p>
              </text:list-item>
              <text:list-item>
                <text:p>Corredores de da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4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Licencias de programas</text:p>
          </draw:text-box>
        </draw:frame>
        <draw:frame presentation:style-name="pr10" draw:layer="layout" svg:width="8.114cm" svg:height="4.356cm" svg:x="1.4cm" svg:y="3.685cm" presentation:class="outline">
          <draw:text-box>
            <text:list text:style-name="L3">
              <text:list-item>
                <text:p><text:span text:style-name="T1">Dominio publico</text:span></text:p>
                <text:p><text:span text:style-name="T1">CC0, WTFPL</text:span></text:p>
              </text:list-item>
            </text:list>
          </draw:text-box>
        </draw:frame>
        <draw:frame presentation:style-name="pr10" draw:layer="layout" svg:width="8.114cm" svg:height="4.356cm" svg:x="9.921cm" svg:y="3.685cm" presentation:class="outline">
          <draw:text-box>
            <text:list text:style-name="L3">
              <text:list-item>
                <text:p><text:span text:style-name="T1">Libres</text:span></text:p>
                <text:p><text:span text:style-name="T1">Mit, Apache, MPL, BSD</text:span></text:p>
              </text:list-item>
            </text:list>
          </draw:text-box>
        </draw:frame>
        <draw:frame presentation:style-name="pr10" draw:layer="layout" svg:width="8.114cm" svg:height="4.356cm" svg:x="18.442cm" svg:y="3.685cm" presentation:class="outline" presentation:user-transformed="true">
          <draw:text-box>
            <text:list text:style-name="L3">
              <text:list-item>
                <text:p><text:span text:style-name="T1">Copyleft</text:span></text:p>
                <text:p><text:span text:style-name="T1">GPL, AGPL, LGPL, Ms-RL</text:span></text:p>
              </text:list-item>
            </text:list>
          </draw:text-box>
        </draw:frame>
        <draw:frame presentation:style-name="pr10" draw:layer="layout" svg:width="8.521cm" svg:height="4.356cm" svg:x="1.4cm" svg:y="8.456cm" presentation:class="outline" presentation:user-transformed="true">
          <draw:text-box>
            <text:list text:style-name="L3">
              <text:list-item>
                <text:p><text:span text:style-name="T1">No-comerciales</text:span></text:p>
                <text:p><text:span text:style-name="T1">JRP</text:span></text:p>
              </text:list-item>
            </text:list>
          </draw:text-box>
        </draw:frame>
        <draw:frame presentation:style-name="pr10" draw:text-style-name="P6" draw:layer="layout" svg:width="8.114cm" svg:height="4.356cm" svg:x="9.921cm" svg:y="8.456cm" presentation:class="outline" presentation:user-transformed="true">
          <draw:text-box>
            <text:list text:style-name="L3">
              <text:list-item>
                <text:p text:style-name="P6"><text:span text:style-name="T1">Propietarias</text:span></text:p>
              </text:list-item>
            </text:list>
          </draw:text-box>
        </draw:frame>
        <draw:frame presentation:style-name="pr10" draw:layer="layout" svg:width="8.114cm" svg:height="4.356cm" svg:x="18.442cm" svg:y="8.456cm" presentation:class="outline" presentation:user-transformed="true">
          <draw:text-box>
            <text:list text:style-name="L3">
              <text:list-item>
                <text:p>Secretos comercia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radley Hand ITC" svg:font-family="'Bradley Hand ITC'" style:font-family-generic="script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3T19:39:30.831000000</meta:creation-date>
    <meta:editing-duration>PT42M12S</meta:editing-duration>
    <meta:editing-cycles>5</meta:editing-cycles>
    <meta:generator>LibreOffice/24.8.4.2$Windows_X86_64 LibreOffice_project/bb3cfa12c7b1bf994ecc5649a80400d06cd71002</meta:generator>
    <dc:title>Portfolio</dc:title>
    <dc:date>2025-01-23T21:05:50.242000000</dc:date>
    <meta:document-statistic meta:object-count="115"/>
  </office:meta>
</office:document-meta>
</file>